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Heading_20_1">
      <style:text-properties officeooo:rsid="0014bd72" officeooo:paragraph-rsid="0014bd72"/>
    </style:style>
    <style:style style:name="P4" style:family="paragraph" style:parent-style-name="Heading_20_1">
      <style:text-properties officeooo:rsid="00180520" officeooo:paragraph-rsid="00180520"/>
    </style:style>
    <style:style style:name="P5" style:family="paragraph" style:parent-style-name="Heading_20_2">
      <style:text-properties officeooo:rsid="0014bd72" officeooo:paragraph-rsid="0014bd72"/>
    </style:style>
    <style:style style:name="P6" style:family="paragraph" style:parent-style-name="Heading_20_2">
      <style:text-properties officeooo:rsid="00180520" officeooo:paragraph-rsid="00180520"/>
    </style:style>
    <style:style style:name="P7" style:family="paragraph" style:parent-style-name="Text_20_body">
      <style:text-properties officeooo:rsid="000fc310" officeooo:paragraph-rsid="000fc310"/>
    </style:style>
    <style:style style:name="P8" style:family="paragraph" style:parent-style-name="Text_20_body">
      <style:paragraph-properties fo:text-align="center" style:justify-single-word="false"/>
      <style:text-properties fo:font-weight="bold" officeooo:rsid="000fc310" officeooo:paragraph-rsid="000fc310" style:font-weight-asian="bold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weight="bold" officeooo:rsid="000fc310" officeooo:paragraph-rsid="000fc310" style:font-weight-asian="bold" style:font-weight-complex="bold"/>
    </style:style>
    <style:style style:name="P10" style:family="paragraph" style:parent-style-name="Text_20_body">
      <style:text-properties officeooo:paragraph-rsid="0014bd72"/>
    </style:style>
    <style:style style:name="P11" style:family="paragraph" style:parent-style-name="Text_20_body">
      <style:text-properties officeooo:rsid="00169dde" officeooo:paragraph-rsid="00169dde"/>
    </style:style>
    <style:style style:name="P12" style:family="paragraph" style:parent-style-name="Text_20_body">
      <style:text-properties officeooo:rsid="00180520" officeooo:paragraph-rsid="00180520"/>
    </style:style>
    <style:style style:name="P13" style:family="paragraph" style:parent-style-name="Text_20_body">
      <style:text-properties officeooo:paragraph-rsid="00180520"/>
    </style:style>
    <style:style style:name="P14" style:family="paragraph" style:parent-style-name="Title">
      <style:text-properties officeooo:rsid="000fc310" officeooo:paragraph-rsid="000fc310"/>
    </style:style>
    <style:style style:name="T1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4"/>
      <text:p text:style-name="P14"/>
      <text:p text:style-name="P14">YouTube Views Tracker</text:p>
      <text:p text:style-name="P14">User Manual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Author: <text:span text:style-name="T1">Coşkun Deniz &lt;</text:span><text:a xlink:type="simple" xlink:href="mailto:codenineeight@gmail.com" text:style-name="Internet_20_link" text:visited-style-name="Visited_20_Internet_20_Link"><text:span text:style-name="T1">codenineeight@gmail.com</text:span></text:a><text:span text:style-name="T1">&gt;</text:span></text:p>
      <text:p text:style-name="P8">Created at: <text:span text:style-name="T1">March</text:span> <text:span text:style-name="T1">2022</text:span></text:p>
      <text:p text:style-name="P8"><text:span text:style-name="T1"/></text:p>
      <text:p text:style-name="P8"><text:span text:style-name="T1"/></text:p>
      <text:table-of-content text:style-name="Sect1" text:protected="true" text:name="Table of Contents2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2_Head">
            <text:p text:style-name="Contents_20_Heading"><text:soft-page-break/>Table of Contents</text:p>
          </text:index-title>
          <text:p text:style-name="P1"><text:a xlink:type="simple" xlink:href="#__RefHeading___Toc210_2483204916" text:style-name="Index_20_Link" text:visited-style-name="Index_20_Link">Introduction<text:tab/>3</text:a></text:p>
          <text:p text:style-name="P2"><text:a xlink:type="simple" xlink:href="#__RefHeading___Toc212_2483204916" text:style-name="Index_20_Link" text:visited-style-name="Index_20_Link">Package Levels<text:tab/>3</text:a></text:p>
          <text:p text:style-name="P2"><text:a xlink:type="simple" xlink:href="#__RefHeading___Toc214_2483204916" text:style-name="Index_20_Link" text:visited-style-name="Index_20_Link">Supported Features<text:tab/>3</text:a></text:p>
          <text:p text:style-name="P1"><text:a xlink:type="simple" xlink:href="#__RefHeading___Toc216_2483204916" text:style-name="Index_20_Link" text:visited-style-name="Index_20_Link">How to Setup<text:tab/>3</text:a></text:p>
          <text:p text:style-name="P2"><text:a xlink:type="simple" xlink:href="#__RefHeading___Toc219_2483204916" text:style-name="Index_20_Link" text:visited-style-name="Index_20_Link">How to create Docker image manually<text:tab/>3</text:a></text:p>
          <text:p text:style-name="P2"><text:a xlink:type="simple" xlink:href="#__RefHeading___Toc221_2483204916" text:style-name="Index_20_Link" text:visited-style-name="Index_20_Link">Creating project on Google Cloud Console for Google Sheets Usage<text:tab/>3</text:a></text:p>
          <text:p text:style-name="P1"><text:a xlink:type="simple" xlink:href="#__RefHeading___Toc223_2483204916" text:style-name="Index_20_Link" text:visited-style-name="Index_20_Link">How to Use<text:tab/>3</text:a></text:p>
        </text:index-body>
      </text:table-of-content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h text:style-name="P3" text:outline-level="1"><text:bookmark-start text:name="__RefHeading___Toc210_2483204916"/><text:soft-page-break/>Introduction<text:bookmark-end text:name="__RefHeading___Toc210_2483204916"/></text:h>
      <text:p text:style-name="P10"/>
      <text:p text:style-name="P11">ascascacs</text:p>
      <text:p text:style-name="P10"/>
      <text:h text:style-name="P5" text:outline-level="2"><text:bookmark-start text:name="__RefHeading___Toc212_2483204916"/>Package Levels<text:bookmark-end text:name="__RefHeading___Toc212_2483204916"/></text:h>
      <text:p text:style-name="P10"/>
      <text:p text:style-name="P10"/>
      <text:h text:style-name="P5" text:outline-level="2"><text:bookmark-start text:name="__RefHeading___Toc214_2483204916"/>Supported Features<text:bookmark-end text:name="__RefHeading___Toc214_2483204916"/></text:h>
      <text:p text:style-name="P10"/>
      <text:p text:style-name="P10"/>
      <text:h text:style-name="P3" text:outline-level="1"><text:bookmark-start text:name="__RefHeading___Toc216_2483204916"/>How to Setup<text:bookmark-end text:name="__RefHeading___Toc216_2483204916"/></text:h>
      <text:p text:style-name="P10"/>
      <text:p text:style-name="P10"/>
      <text:h text:style-name="P6" text:outline-level="2"><text:bookmark-start text:name="__RefHeading___Toc219_2483204916"/>How to create Docker image manually<text:bookmark-end text:name="__RefHeading___Toc219_2483204916"/></text:h>
      <text:p text:style-name="P13"/>
      <text:p text:style-name="P13"/>
      <text:h text:style-name="P6" text:outline-level="2"><text:bookmark-start text:name="__RefHeading___Toc221_2483204916"/>Creating project on Google Cloud Console for Google Sheets Usage<text:bookmark-end text:name="__RefHeading___Toc221_2483204916"/></text:h>
      <text:p text:style-name="P13"/>
      <text:p text:style-name="P12">TODO: put screenshots</text:p>
      <text:p text:style-name="P12"/>
      <text:h text:style-name="P4" text:outline-level="1"><text:bookmark-start text:name="__RefHeading___Toc223_2483204916"/>How to Use<text:bookmark-end text:name="__RefHeading___Toc223_2483204916"/></text:h>
      <text:p text:style-name="P13"/>
      <text:p text:style-name="P12">TODO: put screenshot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5T13:15:12.304685760</meta:creation-date>
    <dc:date>2022-03-25T13:35:46.966035857</dc:date>
    <meta:editing-duration>PT20M31S</meta:editing-duration>
    <meta:editing-cycles>8</meta:editing-cycles>
    <meta:generator>LibreOffice/7.1.7.2$Linux_X86_64 LibreOffice_project/10$Build-2</meta:generator>
    <meta:document-statistic meta:table-count="0" meta:image-count="0" meta:object-count="0" meta:page-count="3" meta:paragraph-count="22" meta:word-count="84" meta:character-count="512" meta:non-whitespace-character-count="450"/>
  </office:meta>
</office:document-meta>
</file>